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7*"/>
    </style:style>
    <style:style style:name="Table1.D" style:family="table-column">
      <style:table-column-properties style:column-width="7.036cm" style:rel-column-width="2621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ca6e" officeooo:paragraph-rsid="0011ca6e"/>
    </style:style>
    <style:style style:name="P2" style:family="paragraph" style:parent-style-name="Table_20_Contents">
      <style:text-properties officeooo:rsid="001344ca" officeooo:paragraph-rsid="001344ca"/>
    </style:style>
    <style:style style:name="P3" style:family="paragraph" style:parent-style-name="Standard">
      <style:text-properties officeooo:rsid="001519b8" officeooo:paragraph-rsid="001519b8"/>
    </style:style>
    <style:style style:name="P4" style:family="paragraph" style:parent-style-name="Standard" style:list-style-name="L1">
      <style:text-properties officeooo:rsid="001519b8" officeooo:paragraph-rsid="001519b8"/>
    </style:style>
    <style:style style:name="P5" style:family="paragraph" style:parent-style-name="Standard">
      <style:text-properties officeooo:rsid="001519b8" officeooo:paragraph-rsid="001519b8"/>
    </style:style>
    <style:style style:name="P6" style:family="paragraph" style:parent-style-name="Standard">
      <style:text-properties officeooo:rsid="001582c9" officeooo:paragraph-rsid="001582c9"/>
    </style:style>
    <style:style style:name="P7" style:family="paragraph" style:parent-style-name="Standard" style:list-style-name="L2">
      <style:text-properties officeooo:rsid="001582c9" officeooo:paragraph-rsid="001582c9"/>
    </style:style>
    <style:style style:name="P8" style:family="paragraph" style:parent-style-name="Standard" style:list-style-name="L2">
      <style:text-properties officeooo:rsid="001708e5" officeooo:paragraph-rsid="001708e5"/>
    </style:style>
    <style:style style:name="P9" style:family="paragraph" style:parent-style-name="Standard">
      <style:text-properties officeooo:rsid="001708e5" officeooo:paragraph-rsid="001708e5"/>
    </style:style>
    <style:style style:name="P10" style:family="paragraph" style:parent-style-name="Standard">
      <style:text-properties officeooo:rsid="001a0d0e" officeooo:paragraph-rsid="001a0d0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Line139846484326528">
          <table:table-cell table:style-name="Table1.A1" office:value-type="string">
            <text:p text:style-name="P1">Testcase</text:p>
          </table:table-cell>
          <table:table-cell table:style-name="Table1.A1" office:value-type="string">
            <text:p text:style-name="P1">Description of Feature</text:p>
          </table:table-cell>
          <table:table-cell table:style-name="Table1.A1" office:value-type="string">
            <text:p text:style-name="P2">Description of Stimulus</text:p>
          </table:table-cell>
          <table:table-cell table:style-name="Table1.D1" office:value-type="string">
            <text:p text:style-name="P1">Verification Criteria</text:p>
          </table:table-cell>
        </table:table-row>
        <table:table-row table:style-name="TableLine94079241176512">
          <table:table-cell table:style-name="Table1.A2" office:value-type="string">
            <text:p text:style-name="P1">Synchronous Reset</text:p>
          </table:table-cell>
          <table:table-cell table:style-name="Table1.A2" office:value-type="string">
            <text:p text:style-name="P1">ALU has a synchronous reset</text:p>
          </table:table-cell>
          <table:table-cell table:style-name="Table1.A2" office:value-type="string">
            <text:p text:style-name="P1">Assert “reset” </text:p>
          </table:table-cell>
          <table:table-cell table:style-name="Table1.D2" office:value-type="string">
            <text:p text:style-name="P2">alu_y_out &amp; alu_co_out should be cleared or 0</text:p>
          </table:table-cell>
        </table:table-row>
        <table:table-row table:style-name="TableLine94079241509280">
          <table:table-cell table:style-name="Table1.A2" office:value-type="string">
            <text:p text:style-name="P2">Basic operation</text:p>
          </table:table-cell>
          <table:table-cell table:style-name="Table1.A2" office:value-type="string">
            <text:p text:style-name="P2">ALU has various arthimetic functions that can be completed in one clock cycle</text:p>
          </table:table-cell>
          <table:table-cell table:style-name="Table1.A2" office:value-type="string">
            <text:p text:style-name="P2">Assert opcodes 0, 1, 4, 5, 6, &amp; 7 with random stimulus</text:p>
          </table:table-cell>
          <table:table-cell table:style-name="Table1.D2" office:value-type="string">
            <text:p text:style-name="P2">Depending on the operation (ex: addition opcode=1), the output of the opcode should be A + B, where the carry_out flag may be asserted based on stimulus</text:p>
          </table:table-cell>
        </table:table-row>
        <table:table-row table:style-name="TableLine94079241510160">
          <table:table-cell table:style-name="Table1.A2" office:value-type="string">
            <text:p text:style-name="P2">Multiplication</text:p>
          </table:table-cell>
          <table:table-cell table:style-name="Table1.A2" office:value-type="string">
            <text:p text:style-name="P2">ALU requires two clock cycles to complete, where a 16-bit output will be generated in two consecutive clock cycles</text:p>
          </table:table-cell>
          <table:table-cell table:style-name="Table1.A2" office:value-type="string">
            <text:p text:style-name="P2">Assert opcodes 2, with random inputs A &amp; B</text:p>
          </table:table-cell>
          <table:table-cell table:style-name="Table1.D2" office:value-type="string">
            <text:p text:style-name="P2">Should expect two 8-bit outputs to be asserted consecutively by the DUT where the first byte is the upper 8 MSB and the second byte is the lower 8 MSB. The carry_out flag may be asserted depending on the stimulus</text:p>
          </table:table-cell>
        </table:table-row>
        <table:table-row table:style-name="TableLine94079241511168">
          <table:table-cell table:style-name="Table1.A2" office:value-type="string">
            <text:p text:style-name="P2">Division</text:p>
          </table:table-cell>
          <table:table-cell table:style-name="Table1.A2" office:value-type="string">
            <text:p text:style-name="P2">ALU requires three clock cycles to complete, where an 8-bit output will be generated after three clock cycles</text:p>
          </table:table-cell>
          <table:table-cell table:style-name="Table1.A2" office:value-type="string">
            <text:p text:style-name="P2">Assert opcodes 3 with random inputs A &amp; B</text:p>
          </table:table-cell>
          <table:table-cell table:style-name="Table1.D2" office:value-type="string">
            <text:p text:style-name="P2">After three clock cycles, should expect the output to be A/B.</text:p>
          </table:table-cell>
        </table:table-row>
      </table:table>
      <text:p text:style-name="Standard"/>
      <text:p text:style-name="P3">Notes:</text:p>
      <text:p text:style-name="P3"/>
      <text:list xml:id="list2379953614" text:style-name="L1">
        <text:list-item>
          <text:p text:style-name="P4">Multi-cycle operation will ignore intermediate operations until the multi-cycle op has finished</text:p>
        </text:list-item>
      </text:list>
      <text:p text:style-name="P3"/>
      <text:p text:style-name="P6">Goal:</text:p>
      <text:list xml:id="list523134444" text:style-name="L2">
        <text:list-item>
          <text:p text:style-name="P7">Verify that DUT ignores operations DURING a multi-cycle operation</text:p>
          <text:list>
            <text:list-item>
              <text:p text:style-name="P8">what if coincidentally the current output is the correct value of an operation that occured during a mult-cycle operation?</text:p>
              <text:list>
                <text:list-item>
                  <text:p text:style-name="P8">Ex: DUT output is 0 &amp; input sequence is “0+0”? </text:p>
                </text:list-item>
              </text:list>
            </text:list-item>
          </text:list>
        </text:list-item>
      </text:list>
      <text:p text:style-name="P9"/>
      <text:p text:style-name="P9"/>
      <text:p text:style-name="P10">link: <text:a xlink:type="simple" xlink:href="https://edaplayground.com/x/ERqp" text:style-name="Internet_20_link" text:visited-style-name="Visited_20_Internet_20_Link">https://edaplayground.com/x/ERqp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3T20:48:38.558751291</meta:creation-date>
    <meta:generator>LibreOffice/7.2.6.2$Linux_X86_64 LibreOffice_project/20$Build-2</meta:generator>
    <dc:date>2022-05-16T00:12:07.111441258</dc:date>
    <meta:editing-duration>PT4H13M27S</meta:editing-duration>
    <meta:editing-cycles>6</meta:editing-cycles>
    <meta:document-statistic meta:table-count="1" meta:image-count="0" meta:object-count="0" meta:page-count="1" meta:paragraph-count="27" meta:word-count="246" meta:character-count="1460" meta:non-whitespace-character-count="1242"/>
  </office:meta>
</office:document-meta>
</file>